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SG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t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ahlberechtigt</text:p>
          </table:table-cell>
        </table:table-row>
        <table:table-row table:style-name="ro1">
          <table:table-cell office:value-type="string" calcext:value-type="string">
            <text:p>Part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Musterman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tha Mü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t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af Och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a Jah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1:36:44.38967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1:53:51.832959592</meta:creation-date>
    <dc:date>2020-06-21T11:37:14.902190657</dc:date>
    <meta:editing-duration>PT1H5M32S</meta:editing-duration>
    <meta:editing-cycles>20</meta:editing-cycles>
    <meta:generator>LibreOffice/6.0.7.3$Linux_X86_64 LibreOffice_project/00m0$Build-3</meta:generator>
    <meta:document-statistic meta:table-count="1" meta:cell-count="28" meta:object-count="0"/>
  </office:meta>
</office:document-meta>
</file>